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40B60C97107.png"/>
  <manifest:file-entry manifest:media-type="image/jpeg" manifest:full-path="Pictures/10000000000000E1000000E08C2AB70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icrosoft YaHei" fo:font-size="26pt" style:font-size-asian="26pt" style:font-size-complex="26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2.907cm" svg:y="0.556cm" svg:width="0.778cm" svg:height="0.774cm" draw:z-index="0"><draw:image xlink:href="Pictures/10000000000000E1000000E08C2AB701.jpg" xlink:type="simple" xlink:show="embed" xlink:actuate="onLoad"/></draw:frame>FURIO</text:p>
      <text:p text:style-name="P1"/>
      <text:p text:style-name="P1"><draw:frame draw:style-name="fr1" draw:name="immagini2" text:anchor-type="paragraph" svg:x="4.874cm" svg:y="0.503cm" svg:width="0.688cm" svg:height="0.928cm" draw:z-index="1"><draw:image xlink:href="Pictures/10000201000003200000040B60C97107.png" xlink:type="simple" xlink:show="embed" xlink:actuate="onLoad"/></draw:frame>CORNELI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15S</meta:editing-duration>
    <meta:editing-cycles>3</meta:editing-cycles>
    <meta:generator>OpenOffice/4.1.6$Win32 OpenOffice.org_project/416m1$Build-9790</meta:generator>
    <dc:date>2019-06-28T14:17:08.75</dc:date>
    <meta:document-statistic meta:table-count="0" meta:image-count="2" meta:object-count="0" meta:page-count="1" meta:paragraph-count="2" meta:word-count="2" meta:character-count="14"/>
    <dc:creator>Siria Sannino</dc:creator>
    <meta:user-defined meta:name="Info 1"/>
    <meta:user-defined meta:name="Info 2"/>
    <meta:user-defined meta:name="Info 3"/>
    <meta:user-defined meta:name="Info 4"/>
  </office:meta>
</office:document-meta>
</file>